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481cm"/>
    </style:style>
    <style:style style:name="co2" style:family="table-column">
      <style:table-column-properties fo:break-before="auto" style:column-width="10.866cm"/>
    </style:style>
    <style:style style:name="co3" style:family="table-column">
      <style:table-column-properties fo:break-before="auto" style:column-width="20.6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fo:wrap-option="wrap"/>
      <style:text-properties fo:color="#80000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5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Pagename</text:p>
          </table:table-cell>
          <table:table-cell table:style-name="ce1" office:value-type="string" calcext:value-type="string">
            <text:p>Line no</text:p>
          </table:table-cell>
          <table:table-cell table:style-name="ce3" office:value-type="string" calcext:value-type="string">
            <text:p>Actual Query</text:p>
          </table:table-cell>
          <table:table-cell table:style-name="ce3" office:value-type="string" calcext:value-type="string">
            <text:p>Changed Query</text:p>
          </table:table-cell>
          <table:table-cell table:style-name="ce1" table:number-columns-repeated="1020"/>
        </table:table-row>
        <table:table-row table:style-name="ro1">
          <table:table-cell table:style-name="ce2" office:value-type="string" calcext:value-type="string">
            <text:p>advancedsearch.php</text:p>
          </table:table-cell>
          <table:table-cell office:value-type="float" office:value="1417" calcext:value-type="float">
            <text:p>1417</text:p>
          </table:table-cell>
          <table:table-cell table:style-name="ce4" office:value-type="string" calcext:value-type="string">
            <text:p>$mainquery_expo="SELECT distinct a.`username`,a.`realname`,a.`igid`,a.`cat_id`,a.`catalog_name`,a.`material_id`,a.`datecreated`,a.`datedeleted`,a.`legacy_description`,a.`short_description`,a.`long_description`,a.`RGref`,a.`location`,a.`supplier_id`,a.`class`,a.`class_id`,a.`supplier_material_no`,a.`cmm_material_no`,a.`lastmodified` FROM `material_master` a inner join `rxml_reference` b on a.cat_id=b.cat_id ";</text:p>
          </table:table-cell>
          <table:table-cell table:style-name="ce4" office:value-type="string" calcext:value-type="string">
            <text:p>$mainquery_expo="SELECT distinct a.`username`,a.`realname`,a.`igid`,a.`cat_id`,a.`catalog_name`,a.`material_id`,a.`datecreated`,a.`legacy_description`,a.`short_description`,a.`long_description`,a.`RGref`,a.`location`,a.`supplier_id`,a.`class`,a.`class_id`,a.`supplier_material_no`,a.`cmm_material_no`,a.`lastmodified` FROM `material_master` a inner join `rxml_reference` b on a.cat_id=b.cat_id "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advancedsearch.php</text:p>
          </table:table-cell>
          <table:table-cell table:style-name="ce2" office:value-type="float" office:value="1703" calcext:value-type="float">
            <text:p>1703</text:p>
          </table:table-cell>
          <table:table-cell table:style-name="ce4" office:value-type="string" calcext:value-type="string">
            <text:p>$queryform= $queryform." <text:s/>and a.organization_ID='{$_SESSION['org_id']}' And (a.username='$username' or a.sts='checked') AND a.datedeleted='0000-00-00 00:00:00' <text:s/>";</text:p>
          </table:table-cell>
          <table:table-cell table:style-name="ce4" office:value-type="string" calcext:value-type="string">
            <text:p>$queryform= $queryform." <text:s/>and a.organization_ID='{$_SESSION['org_id']}' And (a.username='$username' or a.sts='checked') <text:s/>"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advancedsearch.php</text:p>
          </table:table-cell>
          <table:table-cell table:style-name="ce2" office:value-type="float" office:value="1705" calcext:value-type="float">
            <text:p>1705</text:p>
          </table:table-cell>
          <table:table-cell table:style-name="ce4" office:value-type="string" calcext:value-type="string">
            <text:p>$queryform= $queryform." <text:s/>and a.organization_ID='{$_SESSION['org_id']}' AND a.sts='checked' AND a.datedeleted='0000-00-00 00:00:00' <text:s/>";</text:p>
          </table:table-cell>
          <table:table-cell table:style-name="ce4" office:value-type="string" calcext:value-type="string">
            <text:p>$queryform= $queryform." <text:s/>and a.organization_ID='{$_SESSION['org_id']}' AND a.sts='checked'"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advancedsearch.php</text:p>
          </table:table-cell>
          <table:table-cell table:style-name="ce2" office:value-type="float" office:value="1707" calcext:value-type="float">
            <text:p>1707</text:p>
          </table:table-cell>
          <table:table-cell table:style-name="ce4" office:value-type="string" calcext:value-type="string">
            <text:p>$queryform= $queryform." <text:s/>and a.organization_ID='{$_SESSION['org_id']}' AND a.datedeleted='0000-00-00 00:00:00' <text:s/>";</text:p>
          </table:table-cell>
          <table:table-cell table:style-name="ce4" office:value-type="string" calcext:value-type="string">
            <text:p>$queryform= $queryform." <text:s/>and a.organization_ID='{$_SESSION['org_id']}'";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"getautocomplete_cmmid.php</text:p>
          </table:table-cell>
          <table:table-cell table:style-name="ce2"/>
          <table:table-cell table:style-name="ce4" table:number-columns-repeated="2"/>
          <table:table-cell table:style-name="ce2" table:number-columns-repeated="1020"/>
        </table:table-row>
        <table:table-row table:style-name="ro1" table:number-rows-repeated="65">
          <table:table-cell table:style-name="ce2" table:number-columns-repeated="2"/>
          <table:table-cell table:style-name="ce4" table:number-columns-repeated="2"/>
          <table:table-cell table:style-name="ce2" table:number-columns-repeated="1020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 style:data-style-name="N2" text:time-value="11:18:54.328430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2:20:22.284103071</meta:creation-date>
    <dc:date>2016-04-06T12:04:40.854346440</dc:date>
    <meta:editing-duration>PT45M40S</meta:editing-duration>
    <meta:editing-cycles>3</meta:editing-cycles>
    <meta:generator>LibreOffice/4.2.8.2$Linux_X86_64 LibreOffice_project/420m0$Build-2</meta:generator>
    <meta:document-statistic meta:table-count="1" meta:cell-count="21" meta:object-count="0"/>
  </office:meta>
</office:document-meta>
</file>